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294735"/>
    </style:style>
    <style:style style:name="P2" style:family="paragraph" style:parent-style-name="Standard">
      <style:paragraph-properties fo:margin-top="0cm" fo:margin-bottom="0cm" loext:contextual-spacing="false"/>
      <style:text-properties style:font-name="Nimbus Sans L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fo:font-size="12pt" fo:font-weight="normal" officeooo:rsid="001b8b56" officeooo:paragraph-rsid="001b8b5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fo:font-size="12pt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1fed46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20ee55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225121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style:font-name="Nimbus Sans L" fo:font-size="16pt" style:text-underline-style="solid" style:text-underline-width="auto" style:text-underline-color="font-color" fo:font-weight="bold" officeooo:paragraph-rsid="0020ee55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style:font-name="Nimbus Sans L" fo:font-size="16pt" officeooo:paragraph-rsid="001fed46" style:font-size-asian="16pt" style:font-size-complex="16pt"/>
    </style:style>
    <style:style style:name="P10" style:family="paragraph" style:parent-style-name="Heading_20_2">
      <style:paragraph-properties fo:margin-top="0cm" fo:margin-bottom="0cm" loext:contextual-spacing="false"/>
      <style:text-properties style:font-name="Nimbus Sans L" fo:font-size="12pt" style:font-size-asian="12pt" style:font-size-complex="12pt"/>
    </style:style>
    <style:style style:name="P11" style:family="paragraph" style:parent-style-name="Heading_20_2">
      <style:paragraph-properties fo:margin-top="0cm" fo:margin-bottom="0cm" loext:contextual-spacing="false"/>
      <style:text-properties style:font-name="Nimbus Sans L" fo:font-size="16pt" style:text-underline-style="solid" style:text-underline-width="auto" style:text-underline-color="font-color" fo:font-weight="bold" officeooo:rsid="001fed46" officeooo:paragraph-rsid="001fed46" style:font-size-asian="16pt" style:font-weight-asian="bold" style:font-size-complex="16pt" style:font-weight-complex="bold"/>
    </style:style>
    <style:style style:name="P12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fo:font-weight="bold" officeooo:paragraph-rsid="001b8b56" style:font-weight-asian="bold" style:font-weight-complex="bold"/>
    </style:style>
    <style:style style:name="P13" style:family="paragraph" style:parent-style-name="Standard" style:list-style-name="L1">
      <style:paragraph-properties fo:margin-top="0cm" fo:margin-bottom="0cm" loext:contextual-spacing="false"/>
      <style:text-properties officeooo:paragraph-rsid="001ff68f"/>
    </style:style>
    <style:style style:name="P14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style:text-underline-style="none" fo:font-weight="normal" officeooo:rsid="001ff68f" officeooo:paragraph-rsid="001ff68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none" fo:font-weight="normal" officeooo:rsid="00428f11" officeooo:paragraph-rsid="00225121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margin-top="0cm" fo:margin-bottom="0cm" loext:contextual-spacing="false"/>
      <style:text-properties officeooo:paragraph-rsid="0020ee55"/>
    </style:style>
    <style:style style:name="T1" style:family="text">
      <style:text-properties officeooo:rsid="004c9461"/>
    </style:style>
    <style:style style:name="T2" style:family="text">
      <style:text-properties fo:font-weight="normal" officeooo:rsid="00420d06" style:font-weight-asian="normal" style:font-weight-complex="normal"/>
    </style:style>
    <style:style style:name="T3" style:family="text">
      <style:text-properties fo:font-weight="bold" officeooo:rsid="002b24f5" style:font-weight-asian="bold" style:font-weight-complex="bold"/>
    </style:style>
    <style:style style:name="T4" style:family="text">
      <style:text-properties officeooo:rsid="001f20ca"/>
    </style:style>
    <style:style style:name="T5" style:family="text">
      <style:text-properties officeooo:rsid="001fed46"/>
    </style:style>
    <style:style style:name="T6" style:family="text">
      <style:text-properties style:font-name="Nimbus Sans L" fo:font-size="12pt" style:text-underline-style="none" fo:font-weight="normal" officeooo:rsid="0046c3b3" style:font-size-asian="12pt" style:font-weight-asian="normal" style:font-size-complex="12pt" style:font-weight-complex="normal"/>
    </style:style>
    <style:style style:name="T7" style:family="text">
      <style:text-properties style:font-name="Nimbus Sans L" fo:font-size="12pt" style:text-underline-style="none" fo:font-weight="normal" officeooo:rsid="001ff68f" style:font-size-asian="12pt" style:font-weight-asian="normal" style:font-size-complex="12pt" style:font-weight-complex="normal"/>
    </style:style>
    <style:style style:name="T8" style:family="text">
      <style:text-properties style:font-name="Nimbus Sans L" fo:font-size="12pt" style:font-size-asian="12pt" style:font-size-complex="12pt"/>
    </style:style>
    <style:style style:name="T9" style:family="text">
      <style:text-properties style:font-name="Nimbus Sans L" fo:font-size="12pt" officeooo:rsid="001fed46" style:font-size-asian="12pt" style:font-size-complex="12pt"/>
    </style:style>
    <style:style style:name="T10" style:family="text">
      <style:text-properties style:font-name="Nimbus Sans L" fo:font-size="12pt" officeooo:rsid="001ff68f" style:font-size-asian="12pt" style:font-size-complex="12pt"/>
    </style:style>
    <style:style style:name="T11" style:family="text">
      <style:text-properties style:font-name="Nimbus Sans L" fo:font-size="12pt" officeooo:rsid="0020ee55" style:font-size-asian="12pt" style:font-size-complex="12pt"/>
    </style:style>
    <style:style style:name="T12" style:family="text">
      <style:text-properties officeooo:rsid="0020ee55"/>
    </style:style>
    <style:style style:name="T13" style:family="text">
      <style:text-properties style:text-position="0% 100%" fo:font-weight="bold" officeooo:rsid="00a65559" style:font-weight-asian="bold" style:font-weight-complex="bold"/>
    </style:style>
    <style:style style:name="T14" style:family="text">
      <style:text-properties style:text-position="0% 100%" fo:font-weight="normal" officeooo:rsid="00a65559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officeooo:rsid="002b24f5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42a434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itle>Rummery Park to Huonbrook - Blue Cord Hike - V1.0</text:title></text:p>
      <text:p text:style-name="P3">Phil Shepherd – August 2016</text:p>
      <text:p text:style-name="P2"/>
      <text:p text:style-name="P7"><text:span text:style-name="T3">MAP:<text:tab/><text:tab/><text:tab/></text:span><text:span text:style-name="T2">Huonbrook 9540-1N</text:span><text:line-break/><text:span text:style-name="T13">Grid Ref Zone:<text:tab/></text:span><text:span text:style-name="T14">MGRS </text:span><text:span text:style-name="T4">56JNP.</text:span></text:p>
      <text:p text:style-name="P15"/>
      <text:p text:style-name="P11">Summary</text:p>
      <text:p text:style-name="P4">An overnight hike to camp-site with NO car access.<text:line-break/>All the up-hill walking is completed on day 1, and with an early start (8:30) the camp site is achieved reasonable early (13:30 ish). <text:s/>The camp-site has no water, but good water can be collected by walking another 1km. <text:s/>This is a great lesson in how much water you really need for an overnight hike.<text:line-break/><text:line-break/>Day 2 is all down hill, with a really nice creek to relax in at the pick-up point.<text:line-break/><text:line-break/>Requires someone not on the walk to do the drop-off, pick up.</text:p>
      <text:p text:style-name="P10"/>
      <text:p text:style-name="P11">Hike – Day 1 – Rummery Park to camp on Nightcap Trail</text:p>
      <text:p text:style-name="P5"/>
      <text:list xml:id="list658637227" text:style-name="L1">
        <text:list-item>
          <text:p text:style-name="P13"><text:span text:style-name="T9">Start at </text:span><text:span text:style-name="T8">Rummery Park Camp Site </text:span><text:span text:style-name="T10">(</text:span><text:span text:style-name="T6">3698 3643</text:span><text:span text:style-name="T7">)</text:span></text:p>
        </text:list-item>
        <text:list-item>
          <text:p text:style-name="P14">Head North East from the car park, about 20m along“Peates Mountain Road to the locked gate.</text:p>
        </text:list-item>
        <text:list-item>
          <text:p text:style-name="P14">Find the track (Track up Peates Mountain) that heads off to the left in a Northerly, then North Westerly direction</text:p>
        </text:list-item>
        <text:list-item>
          <text:p text:style-name="P14">Follow this track, heading straight on at the junction with “McIvers Fire Trail” (365 368). </text:p>
        </text:list-item>
        <text:list-item>
          <text:p text:style-name="P14">Continue to follow the Track Up Peates Mountainwhich eventually leads to the summit at 3636 3864.</text:p>
        </text:list-item>
        <text:list-item>
          <text:p text:style-name="P14">Leave the summit, and then find the track that heads North East to join Peates Mountain Road at 3623 3886</text:p>
        </text:list-item>
        <text:list-item>
          <text:p text:style-name="P13"><text:span text:style-name="T10">F</text:span><text:span text:style-name="T8">ollow Peates Mount Road </text:span><text:span text:style-name="T10">to the </text:span><text:span text:style-name="T8">4 way junction </text:span><text:span text:style-name="T10">at </text:span><text:span text:style-name="T8">34</text:span><text:span text:style-name="T10">78 </text:span><text:span text:style-name="T8">399</text:span><text:span text:style-name="T10">2</text:span></text:p>
        </text:list-item>
        <text:list-item>
          <text:p text:style-name="P13"><text:span text:style-name="T8">Head West then North going uphill to overnight camp at 3</text:span><text:span text:style-name="T10">395 4045</text:span></text:p>
        </text:list-item>
        <text:list-item>
          <text:p text:style-name="P13"><text:span text:style-name="T8">Fetch water from creek at </text:span><text:span text:style-name="T10">3306 4038</text:span></text:p>
        </text:list-item>
      </text:list>
      <text:p text:style-name="P4"/>
      <text:p text:style-name="P8"><text:span text:style-name="T12">Hike - </text:span>Day 2 – <text:span text:style-name="T12">Camp on Nightcap Trail to Hounbrook Road</text:span></text:p>
      <text:p text:style-name="P6"><text:s/></text:p>
      <text:list xml:id="list3939027828" text:style-name="L2">
        <text:list-item>
          <text:p text:style-name="P16"><text:span text:style-name="T8">Head South from overnight camp to 4 way junction 34</text:span><text:span text:style-name="T10">78 </text:span><text:span text:style-name="T8">399</text:span><text:span text:style-name="T10">2</text:span><text:span text:style-name="T8">. <text:s/></text:span></text:p>
        </text:list-item>
        <text:list-item>
          <text:p text:style-name="P16"><text:span text:style-name="T8">Head North East on North Rocks Road to junction with Huonbrook Road </text:span><text:span text:style-name="T11">at </text:span><text:span text:style-name="T8"><text:s text:c="2"/>35</text:span><text:span text:style-name="T11">47 </text:span><text:span text:style-name="T8">42</text:span><text:span text:style-name="T11">13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294735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itle>Rummery Park to Huonbrook - Blue Cord Hike -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$Build-2</meta:generator>
    <dc:date>2018-08-17T16:19:57.707431837</dc:date>
    <meta:editing-duration>PT58M18S</meta:editing-duration>
    <meta:editing-cycles>14</meta:editing-cycles>
    <dc:title>Rummery Park to Huonbrook - Blue Cord Hike - V1.0</dc:title>
    <meta:document-statistic meta:table-count="0" meta:image-count="0" meta:object-count="0" meta:page-count="1" meta:paragraph-count="20" meta:word-count="313" meta:character-count="1654" meta:non-whitespace-character-count="1354"/>
  </office:meta>
</office:document-meta>
</file>